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5">
      <style:paragraph-properties fo:margin-left="0.5in" fo:margin-right="0in" fo:margin-top="0in" fo:margin-bottom="0in" loext:contextual-spacing="true" fo:text-indent="-0.25in" style:auto-text-indent="false"/>
    </style:style>
    <style:style style:name="P3" style:family="paragraph" style:parent-style-name="Standard" style:list-style-name="WWNum7">
      <style:paragraph-properties fo:margin-left="0.5in" fo:margin-right="0in" fo:margin-top="0in" fo:margin-bottom="0in" loext:contextual-spacing="true" fo:text-indent="-0.25in" style:auto-text-indent="false"/>
    </style:style>
    <style:style style:name="P4" style:family="paragraph" style:parent-style-name="Standard" style:list-style-name="WWNum6">
      <style:paragraph-properties fo:margin-left="0.5in" fo:margin-right="0in" fo:margin-top="0in" fo:margin-bottom="0in" loext:contextual-spacing="true" fo:text-indent="-0.25in" style:auto-text-indent="false"/>
    </style:style>
    <style:style style:name="P5" style:family="paragraph" style:parent-style-name="Standard" style:list-style-name="WWNum8">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10" style:family="paragraph" style:parent-style-name="Standard" style:list-style-name="WWNum9">
      <style:paragraph-properties fo:margin-left="1in" fo:margin-right="0in" fo:margin-top="0in" fo:margin-bottom="0in" loext:contextual-spacing="true" fo:text-indent="-0.25in" style:auto-text-indent="false"/>
    </style:style>
    <style:style style:name="P11" style:family="paragraph" style:parent-style-name="Standard" style:list-style-name="WWNum1">
      <style:paragraph-properties fo:margin-left="1in" fo:margin-right="0in" fo:margin-top="0in" fo:margin-bottom="0in" loext:contextual-spacing="true" fo:text-indent="-0.25in" style:auto-text-indent="false"/>
    </style:style>
    <style:style style:name="P12" style:family="paragraph" style:parent-style-name="Standard" style:list-style-name="WWNum4">
      <style:paragraph-properties fo:margin-left="1in" fo:margin-right="0in" fo:margin-top="0in" fo:margin-bottom="0in" loext:contextual-spacing="true" fo:text-indent="-0.25in" style:auto-text-indent="false" fo:padding="0in" fo:border="none"/>
    </style:style>
    <style:style style:name="P13" style:family="paragraph" style:parent-style-name="Standard" style:list-style-name="WWNum2">
      <style:paragraph-properties fo:margin-left="1in" fo:margin-right="0in" fo:margin-top="0in" fo:margin-bottom="0in" loext:contextual-spacing="true" fo:text-indent="-0.25in" style:auto-text-indent="false" fo:padding="0in" fo:border="none"/>
    </style:style>
    <style:style style:name="P14" style:family="paragraph" style:parent-style-name="Standard" style:list-style-name="WWNum1">
      <style:paragraph-properties fo:margin-left="1in" fo:margin-right="0in" fo:margin-top="0in" fo:margin-bottom="0in" loext:contextual-spacing="true" fo:text-indent="-0.25in" style:auto-text-indent="false" fo:padding="0in" fo:border="non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padding="0in" fo:border="none"/>
    </style:style>
    <style:style style:name="P17" style:family="paragraph" style:parent-style-name="Standard">
      <style:paragraph-properties fo:margin-top="0in" fo:margin-bottom="0in" loext:contextual-spacing="false" fo:padding="0in" fo:border="none"/>
      <style:text-properties fo:font-weight="bold" style:font-weight-asian="bold"/>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weight="bold" style:font-weight-asian="bold"/>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0" style:family="paragraph" style:parent-style-name="Heading_20_2">
      <style:paragraph-properties fo:margin-top="0.25in" fo:margin-bottom="0.0835in" loext:contextual-spacing="false"/>
    </style:style>
    <style:style style:name="P21" style:family="paragraph" style:parent-style-name="Heading_20_2">
      <style:paragraph-properties fo:margin-top="0.25in" fo:margin-bottom="0.0835in" loext:contextual-spacing="false" fo:padding="0in" fo:border="none"/>
    </style:style>
    <style:style style:name="P22" style:family="paragraph" style:parent-style-name="Title" style:master-page-name="Standard">
      <style:paragraph-properties fo:margin-top="0in" fo:margin-bottom="0.0417in" loext:contextual-spacing="false" fo:text-align="center" style:justify-single-word="false" style:page-number="1"/>
    </style:style>
    <style:style style:name="P23" style:family="paragraph" style:parent-style-name="Heading_20_3">
      <style:paragraph-properties fo:margin-top="0.222in" fo:margin-bottom="0.0555in" loext:contextual-spacing="false"/>
    </style:style>
    <style:style style:name="P24" style:family="paragraph" style:parent-style-name="Heading_20_4">
      <style:paragraph-properties fo:margin-top="0.1945in" fo:margin-bottom="0.0555in" loext:contextual-spacing="false"/>
    </style:style>
    <style:style style:name="P25" style:family="paragraph" style:parent-style-name="Subtitle">
      <style:paragraph-properties fo:margin-top="0in" fo:margin-bottom="0.222in" loext:contextual-spacing="false" fo:text-align="center" style:justify-single-word="false"/>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e69138"/>
    </style:style>
    <style:style style:name="T4" style:family="text">
      <style:text-properties fo:color="#6aa84f" fo:font-weight="bold" style:font-weight-asian="bold"/>
    </style:style>
    <style:style style:name="T5" style:family="text">
      <style:text-properties fo:color="#6aa84f"/>
    </style:style>
    <style:style style:name="T6" style:family="text">
      <style:text-properties fo:font-weight="bold" style:font-weight-asian="bold"/>
    </style:style>
    <style:style style:name="T7" style:family="text">
      <style:text-properties fo:color="#38761d"/>
    </style:style>
    <style:style style:name="T8" style:family="text">
      <style:text-properties fo:color="#38761d" fo:font-style="italic" style:font-style-asian="italic"/>
    </style:style>
    <style:style style:name="T9" style:family="text">
      <style:text-properties fo:color="#ff0000"/>
    </style:style>
    <style:style style:name="T10" style:family="text">
      <style:text-properties fo:font-style="italic" style:font-style-asian="itali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ss9hlb9cbx2k"/>OpenBioMaps mobil kliens</text:p>
      <text:p text:style-name="P25"><text:bookmark text:name="_pt7y526aw48c"/>Specifikáció, időpontok, tervek és ötletek</text:p>
      <text:p text:style-name="P20"><text:bookmark text:name="_hlujc7jsz1d1"/></text:p>
      <text:p text:style-name="P20"><text:bookmark text:name="_ejgmzui6qea"/>Használat hogyan lépések</text:p>
      <text:list xml:id="list2511983011673655329" text:style-name="WWNum9">
        <text:list-item>
          <text:p text:style-name="P1">Szerver választás (pl.: openbiomaps.org, dinpi.openbiomaps.org, milvus.ro)</text:p>
          <text:list>
            <text:list-item>
              <text:p text:style-name="P10">Projektek lekérdezése <text:s/>(api kérés háttérben)</text:p>
            </text:list-item>
          </text:list>
        </text:list-item>
        <text:list-item>
          <text:p text:style-name="P1">Projekt választás (pl: odú adatbázis, Duna-Ipoly Nemzeti Park adatbázis, Lepke adatbázis)</text:p>
          <text:list>
            <text:list-item>
              <text:p text:style-name="P10">Elérhető űrlapok lekérdezése (api kérés háttérben)</text:p>
            </text:list-item>
          </text:list>
        </text:list-item>
        <text:list-item>
          <text:p text:style-name="P1">Bejelentkezés (opcionális, (oauth2))</text:p>
        </text:list-item>
        <text:list-item>
          <text:p text:style-name="P1">Űrlapok listázása</text:p>
        </text:list-item>
        <text:list-item>
          <text:p text:style-name="P1">Űrlap kiválasztása</text:p>
        </text:list-item>
        <text:list-item>
          <text:p text:style-name="P1">Űrlap betöltése</text:p>
          <text:list>
            <text:list-item>
              <text:p text:style-name="P10">Egyszerű letisztult felület. Az egyes űrlap mezők gombok, vagy szöveges beviteli mezők és címkék hozzájuk.</text:p>
            </text:list-item>
            <text:list-item>
              <text:p text:style-name="P10">Az űrlap mezők típusai a szerverről jött beállítások szerint (dátum, geometria, szöveg, szám, egyéb speciális típusok)</text:p>
            </text:list-item>
            <text:list-item>
              <text:p text:style-name="P10">Szöveges űrlapmező lehet gomb is piktogrammal, select lista, vagy autocomplete lista</text:p>
            </text:list-item>
          </text:list>
        </text:list-item>
        <text:list-item>
          <text:p text:style-name="P1">Űrlap mentése = új adatsor megkezdése. Ezt úgy kell elképzelni, mintha egy táblázatban sorról-sorra haladnánk az adatok bevitelével. Egy-egy űrlap kitöltés mezői a táblázat oszlopai. Amikor egy sor végére értünk, akkor elkészült egy “rekord” (pl. Fajnév, térbeli pozíció, egyedszám, dátum, mintavételezési módszer,...), kezdhetjük a következő sort, azaz újra kitölthetjük az űrlap mezőket. Ezért az új sor kezdése egyúttal az előző mentése.<text:line-break/>Nem lehet előre tudni, hogy mennyi sor adatot gyűjtünk egyszerre.</text:p>
        </text:list-item>
        <text:list-item>
          <text:p text:style-name="P1">Űrlap lezárása - adatgyűjtés befejezése, adatgyűjtés váltás más projektre. Ez tulajdonképpen egy opcionális lépés, mert minden egyes új sor kezdésével elmentettük az előző sort, de ha pl. Lezárjuk az alkalmazást, vagy másik űrlapot választunk, akkor meg kell jelölni, ennek az időpontját. Ugyanígy szükséges az adat gyűjtés kezdeti időpontjának a rögzítései is az adatbázisban, ami az alkalmazás indítása, vagy az űrlap váltás időpontja. Ezeket nem kell külön a felhasználónak jelezni.</text:p>
        </text:list-item>
      </text:list>
      <text:p text:style-name="P15"/>
      <text:p text:style-name="P20"><text:bookmark text:name="_aqj9cd5nplpd"/>Elérhető funkció gombok a felületen</text:p>
      <text:list xml:id="list5094156179714189581" text:style-name="WWNum5">
        <text:list-item>
          <text:p text:style-name="P2">Feltöltések listázása, feltöltési státuszok áttekintése,</text:p>
        </text:list-item>
        <text:list-item>
          <text:p text:style-name="P2"><text:soft-page-break/>Projekt kiválasztás / váltás</text:p>
        </text:list-item>
        <text:list-item>
          <text:p text:style-name="P2">Térkép betöltése</text:p>
        </text:list-item>
        <text:list-item>
          <text:p text:style-name="P2">Űrlap mezők</text:p>
        </text:list-item>
      </text:list>
      <text:p text:style-name="P15"/>
      <text:p text:style-name="P20"><text:bookmark text:name="_ehjmbch32133"/>Technikai háttér</text:p>
      <text:p text:style-name="P23"><text:bookmark text:name="_x3m9yl2ckuoj"/>Alkalmazás adatgyűjtő adatbázisa</text:p>
      <text:p text:style-name="P15">Sqlite adatbázis. Nem kell titkosítani!</text:p>
      <text:p text:style-name="P23"><text:bookmark text:name="_1hg59qtqm7u4"/>Kapcsolat a mobil eszközön belül</text:p>
      <text:p text:style-name="P15">fényképező, mikrofon, térkép alkalmazás (adat küldés, fogadás), GPS pozíció, dátum, idő</text:p>
      <text:p text:style-name="P23"><text:bookmark text:name="_8os25sc2nu2m"/>Kapcsolat a szerverrel</text:p>
      <text:p text:style-name="P15">http protokoll, plain text, multipart form encoded text</text:p>
      <text:p text:style-name="P24"><text:bookmark text:name="_u28mduxuaqib"/>Küldés</text:p>
      <text:p text:style-name="P15">POST üzenetek (adatfeltöltés JSON )</text:p>
      <text:p text:style-name="P24"><text:bookmark text:name="_ubtfntho23vw"/>Válaszok JSON üzenetekben jönnek</text:p>
      <text:p text:style-name="P15">{"status":"X","data":"","message":""}</text:p>
      <text:p text:style-name="P15">X: success, error, fail</text:p>
      <text:p text:style-name="P15"/>
      <text:p text:style-name="P15">a "data" és "message" egyike létezik csak</text:p>
      <text:p text:style-name="P15">Ha <text:s/>a "status" = "success"|"fail" akkor "data",</text:p>
      <text:p text:style-name="P15">ha a "status" = "error" akkor "message"</text:p>
      <text:p text:style-name="P15"/>
      <text:p text:style-name="P15"><text:soft-page-break/>Ezt az ajánlást valósítottuk meg:</text:p>
      <text:p text:style-name="P15"><text:a xlink:type="simple" xlink:href="https://labs.omniti.com/labs/jsend" text:style-name="Internet_20_link" text:visited-style-name="Visited_20_Internet_20_Link"><text:span text:style-name="T2">https://labs.omniti.com/labs/jsend</text:span></text:a></text:p>
      <text:p text:style-name="P15"/>
      <text:p text:style-name="P15">Egy projekttel a kapcsolat URL-je a pds.php-n keresztül kétféle lehet: </text:p>
      <text:list xml:id="list8029332865508418925" text:style-name="WWNum7">
        <text:list-item>
          <text:p text:style-name="P3">nincs saját domainje, valamelyik szerveren van egy projekt útvonal:</text:p>
        </text:list-item>
      </text:list>
      <text:p text:style-name="P15"><text:a xlink:type="simple" xlink:href="http://openbiomaps.org/projects/checkitout/pds.php" text:style-name="Internet_20_link" text:visited-style-name="Visited_20_Internet_20_Link"><text:span text:style-name="T2">http://openbiomaps.org/projects/checkitout/pds.php</text:span></text:a></text:p>
      <text:list xml:id="list4689907672419093249" text:style-name="WWNum6">
        <text:list-item>
          <text:p text:style-name="P4">Van saját domainje</text:p>
        </text:list-item>
      </text:list>
      <text:p text:style-name="P15"><text:a xlink:type="simple" xlink:href="http://transdiptera.ro/pds.php" text:style-name="Internet_20_link" text:visited-style-name="Visited_20_Internet_20_Link"><text:span text:style-name="T2">http://transdiptera.ro/pds.php</text:span></text:a></text:p>
      <text:p text:style-name="P15"/>
      <text:p text:style-name="P24"><text:bookmark text:name="_vml3rzt9ej3v"/>Authentikáció és kapcsolat a szerverrel: </text:p>
      <text:p text:style-name="P24"><text:bookmark text:name="_98mref6ufd26"/>OAUTH és saját API elérése</text:p>
      <text:p text:style-name="P15"/>
      <text:p text:style-name="P15">pds.php (mint a fenti példában)</text:p>
      <text:p text:style-name="P15">/oauth/token.php (mindig a gyökér könyvtárban)</text:p>
      <text:p text:style-name="P15">Pl.: </text:p>
      <text:p text:style-name="P15"><text:a xlink:type="simple" xlink:href="http://openbiomaps.org/projects/checkitout/pds.php" text:style-name="Internet_20_link" text:visited-style-name="Visited_20_Internet_20_Link"><text:span text:style-name="T2">http://openbiomaps.org/</text:span></text:a>oauth/token.php</text:p>
      <text:p text:style-name="P15"><text:a xlink:type="simple" xlink:href="http://transdiptera.ro/pds.php" text:style-name="Internet_20_link" text:visited-style-name="Visited_20_Internet_20_Link"><text:span text:style-name="T2">http://transdiptera.ro/</text:span></text:a>oauth/token.php</text:p>
      <text:p text:style-name="P15"/>
      <text:p text:style-name="P24"><text:bookmark text:name="_6otqben5t51a"/>Curl példa az authentikációra</text:p>
      <text:p text:style-name="P15">curl -u mobile:123 http://openbiomaps.org/oauth/token.php -d "<text:a xlink:type="simple" xlink:href="mailto:grant_type=password&amp;username=banm@vocs.unideb.hu" text:style-name="Internet_20_link" text:visited-style-name="Visited_20_Internet_20_Link"><text:span text:style-name="T2">grant_type=password&amp;username=foo@</text:span></text:a>foobar.hu&amp;password=abc123&amp;scope=get_form_data+get_form_list+put_data"</text:p>
      <text:p text:style-name="P15"/>
      <text:p text:style-name="P15"><text:soft-page-break/>A példában szereplő “mobile” client_id az “123” jelszóval használható</text:p>
      <text:p text:style-name="P15"/>
      <text:p text:style-name="P15">Elérhető scope lista és jelentésük</text:p>
      <text:p text:style-name="P15">get_form_list:<text:tab/><text:tab/>lekérdezi az elérhető űrlapok listáját</text:p>
      <text:p text:style-name="P15">get_form_data:<text:tab/>lekérdezi egy űrlap tartalmát egy json tömbbe </text:p>
      <text:p text:style-name="P15">put_data:<text:tab/><text:tab/>adatot küld a megadott űrlapnak</text:p>
      <text:p text:style-name="P15">*get_profile</text:p>
      <text:p text:style-name="P15">*get_data</text:p>
      <text:p text:style-name="P15">*get_specieslist</text:p>
      <text:p text:style-name="P15">*get_history</text:p>
      <text:p text:style-name="P15">*set_rules</text:p>
      <text:p text:style-name="P15">*get_report</text:p>
      <text:p text:style-name="P15">*get_tables</text:p>
      <text:p text:style-name="P15"/>
      <text:p text:style-name="P15">* nem kellenek a mobil appnak egyelőre</text:p>
      <text:p text:style-name="P15"/>
      <text:p text:style-name="P24"><text:bookmark text:name="_q6icctgj6cbu"/>pds.php hívások</text:p>
      <text:p text:style-name="P15">curl -v http://openbiomaps.org/projects/checkitout/pds.php -d "access_token=d4fba6585303bba8da3e6afc1eb9d2399499ef3e&amp;scope=get_form_list&amp;value=NULL,table=checkitout"</text:p>
      <text:p text:style-name="P15"/>
      <text:p text:style-name="P15">Sikeres get_form_list hívás eredménye: </text:p>
      <text:p text:style-name="P15">{"status":"success","data":[{"id":"93","visibility":"lepke űrlap"},{ …</text:p>
      <text:p text:style-name="P15"><text:soft-page-break/><text:span text:style-name="T3">Ezt cseréljük majd le hogy így legyen:</text:span></text:p>
      <text:p text:style-name="P15"><text:span text:style-name="T3">{"status":"success","data":[{"form_id":"93","form_name":"lepke űrlap"},{ …</text:span></text:p>
      <text:p text:style-name="P15"/>
      <text:p text:style-name="P15">curl -v http://openbiomaps.org/projects/checkitout/pds.php -d "access_token=d4fba6585303bba8da3e6afc1eb9d2399499ef3e&amp;scope=get_form_data&amp;value=93,table=checkitout"</text:p>
      <text:p text:style-name="P15"/>
      <text:p text:style-name="P15">Sikeres get_form_data eredménye:</text:p>
      <text:p text:style-name="P15">{"status":"success",</text:p>
      <text:p text:style-name="P15">"data":[</text:p>
      <text:p text:style-name="P15">{"description":null,"default_value":null,"column":"egyedszam","short_name":"egyedszam","list":"","control":"minmax","count":"{30,40}","type":"numeric","genlist":null,"obl":"3","api_params":null},</text:p>
      <text:p text:style-name="P15">{"description":"faj neve","default_value":null,"column":"faj","short_name":"faj","list":"","control":"nocheck","count":"{}","type":"text","genlist":null,"obl":"1","api_params":null},{... ]}</text:p>
      <text:p text:style-name="P15"/>
      <text:p text:style-name="P15"/>
      <text:p text:style-name="P15">Adat feltöltés példa:</text:p>
      <text:p text:style-name="P15">...</text:p>
      <text:p text:style-name="P20"><text:bookmark text:name="_zi91mhog73ed"/></text:p>
      <text:p text:style-name="P20"><text:bookmark text:name="_8bwvmp7z0vjc"/>ToDo május közepéig</text:p>
      <text:p text:style-name="P15">Platformfüggetlen React app, ami tud mindent amit a mostani JAVA app, plusz</text:p>
      <text:list xml:id="list2329587774455915785" text:style-name="WWNum8">
        <text:list-item>
          <text:p text:style-name="P5">Kezeli a szerverről jövő térképi információk megjelenítését az integráltan (vagy nem integráltan) megjelenő térképi alkalmazásban.</text:p>
        </text:list-item>
        <text:list-item>
          <text:p text:style-name="P5">Egyszeres választó listát tud kép-gombonként megjeleníteni szöveges input mező helyett (szerver oldali konfigurálástól függően)</text:p>
        </text:list-item>
        <text:list-item>
          <text:p text:style-name="P5">Authentikáció nélküli űrlapok kezelése</text:p>
        </text:list-item>
        <text:list-item>
          <text:p text:style-name="P5">Hiba visszajelzések jó átlátható megjelenítése és hiba javítási lehetőség az egyes rekordokra</text:p>
        </text:list-item>
      </text:list>
      <text:p text:style-name="P15"><text:soft-page-break/></text:p>
      <text:p text:style-name="P21"><text:bookmark text:name="_2q2ugjjajk3s"/>Funkciók összefoglalója<text:line-break/>(az elvárt és jelenleg már részlegesen megvalósított funkciók)</text:p>
      <text:list xml:id="list8852111108096227524" text:style-name="WWNum4">
        <text:list-item>
          <text:p text:style-name="P7">Rugalmas, <office:annotation office:name="__Annotation__181_1417231552"><dc:creator>Ádám Bene</dc:creator><dc:date>2018-03-06T15:32:21</dc:date><text:p><text:span text:style-name="T11">köszönöm, megkaptam!</text:span></text:p></office:annotation><office:annotation office:name="__Annotation__179_1417231552"><dc:creator>Bán Miklós</dc:creator><dc:date>2018-03-06T15:15:14</dc:date><text:p><text:span text:style-name="T11">Igen, a webes felület kész és több példányban is fut különböző szervereken. Küldtem meghívót egy sandbox adatbázisba</text:span></text:p></office:annotation><office:annotation office:name="__Annotation__177_1417231552"><dc:creator>Adam Bene</dc:creator><dc:date>2018-03-04T16:03:16</dc:date><text:p><text:span text:style-name="T11">a webes felület kész? hol tekinthető meg a tesztverziója, mik a belépési adatok?</text:span></text:p></office:annotation>webes felületen<office:annotation-end office:name="__Annotation__177_1417231552"/><office:annotation-end office:name="__Annotation__179_1417231552"/><office:annotation-end office:name="__Annotation__181_1417231552"/> összeállítható adatgyűjtő űrlapok megjelenítése</text:p>
          <text:list>
            <text:list-item>
              <text:p text:style-name="P12">Űrlap működés szabályozások (auto complete listák, előre kitöltött mezők..)</text:p>
            </text:list-item>
            <text:list-item>
              <text:p text:style-name="P12">Űrlapok kitöltés szabályozások (kitöltési lehetőség korlátozások, pl szám intervallum...)</text:p>
            </text:list-item>
            <text:list-item>
              <text:p text:style-name="P12">Űrlap megjelenés szabályozások (egyéni piktrogrammok, színezések)</text:p>
            </text:list-item>
            <text:list-item>
              <text:p text:style-name="P12">GPS, dátum, fénykép, hangfelvétel lekérdezés telefonból és űrlap mezők kitöltése </text:p>
            </text:list-item>
          </text:list>
        </text:list-item>
        <text:list-item>
          <text:p text:style-name="P7">Térképi alkalmazás integrálása vagy meghívása</text:p>
        </text:list-item>
        <text:list-item>
          <text:p text:style-name="P7">Webes felületről érkező térképi információk megjelenítése (pontok, vonalak poligonok)</text:p>
        </text:list-item>
        <text:list-item>
          <text:p text:style-name="P7">Moduláris egyéni funkciók beépítésének lehetősége</text:p>
        </text:list-item>
        <text:list-item>
          <text:p text:style-name="P7">Helyi SQLite adatbázis a gyűjtött adatoknak</text:p>
        </text:list-item>
        <text:list-item>
          <text:p text:style-name="P7">POST adatfeltöltés opcionálisan megadható OpenBioMaps szerverre</text:p>
        </text:list-item>
        <text:list-item>
          <text:p text:style-name="P7">GET adat lekérdezés opcionális megadható szerverről (űrlapok, egyéb háttér adatok)</text:p>
        </text:list-item>
        <text:list-item>
          <text:p text:style-name="P7">OAUTH authentikáció opcionális szerverre</text:p>
        </text:list-item>
        <text:list-item>
          <text:p text:style-name="P7">Publikus űrlapokba adat feltöltés OBM authentikáció nélkül. <office:annotation office:name="__Annotation__198_1417231552"><dc:creator>Adam Bene</dc:creator><dc:date>2018-03-04T16:08:08</dc:date><text:p><text:span text:style-name="T11">fent azt lehet olvasni, hogy 'Authentikáció nélküli űrlapok kezelése'. Ez ellentmondásos.</text:span></text:p></office:annotation>Google/facebook authentikáció<office:annotation-end office:name="__Annotation__198_1417231552"/> <text:s/>használata publikus űrlapoknál a teljes névtelenség helyett.</text:p>
        </text:list-item>
        <text:list-item>
          <text:p text:style-name="P7">Több OpenBioMaps szerver/projekt közötti váltási lehetőség</text:p>
        </text:list-item>
        <text:list-item>
          <text:p text:style-name="P7">Feltöltési napló ahol látszik mi van feltöltve, hova, milyen státuszban </text:p>
        </text:list-item>
      </text:list>
      <text:p text:style-name="P16"/>
      <text:p text:style-name="P16"><text:tab/>App felületek:</text:p>
      <text:list xml:id="list2921378815795327784" text:style-name="WWNum2">
        <text:list-item>
          <text:p text:style-name="P13">Projekt választás</text:p>
        </text:list-item>
        <text:list-item>
          <text:p text:style-name="P13">Authentikácó</text:p>
        </text:list-item>
        <text:list-item>
          <text:p text:style-name="P13"><text:soft-page-break/>Űrlap listázás</text:p>
        </text:list-item>
        <text:list-item>
          <text:p text:style-name="P13">Űrlap megjelenítés</text:p>
        </text:list-item>
        <text:list-item>
          <text:p text:style-name="P13">Feltöltési napló</text:p>
        </text:list-item>
      </text:list>
      <text:p text:style-name="P17"/>
      <text:p text:style-name="P20"><text:bookmark text:name="_973b0ip198l2"/>Funkciók / feladatok kifejtése<text:line-break/>(fontossági sorrendben)</text:p>
      <text:list xml:id="list9146936903525004403" text:style-name="WWNum1">
        <text:list-item>
          <text:p text:style-name="P6"><text:span text:style-name="T4"><office:annotation office:name="__Annotation__221_1417231552"><dc:creator>Csaba Szugyiczki</dc:creator><dc:date>2018-02-20T06:04:36</dc:date><text:p><text:span text:style-name="T11">Nem pont gemetriát nem támogat a jelenlegi app, ez még pontosan nem is lett kitalálva hogy lenne gyűjtve, a folyamatos GPS trackelés merült fel lehetőségként.</text:span></text:p></office:annotation></text:span><text:span text:style-name="T4"><office:annotation office:name="__Annotation__219_1417231552"><dc:creator>Bán Miklós</dc:creator><dc:date>2018-02-18T22:11:27</dc:date><text:p><text:span text:style-name="T11">Ez lényegében megvan, de nem stabil. </text:span></text:p><text:p><text:span text:style-name="T11">Nem tudom mi a helyzet a nem pont geometriákkal.</text:span></text:p></office:annotation></text:span><text:span text:style-name="T4">Adat gyűjtés térbeli ponthoz</text:span><office:annotation-end office:name="__Annotation__219_1417231552"/><office:annotation-end office:name="__Annotation__221_1417231552"/><text:span text:style-name="T5">. A koordináta felvételre többféle lehetősége kell: lehessen akár beírni, akár ONLINE (google maps) térképen klikkelni </text:span>(itt érdemes talán a nyomva tartás funkciót használni, mert sok térkép a klikkelésre v. dupla klikkelésre nagyít)<text:span text:style-name="T5"> , vagy a telefon automatikusan adja meg.</text:span> A pont felvételt kezeljük már most úgy, hogy később itt <text:span text:style-name="T6">bármilyen geometria</text:span> jöhet (pont, vonal vagy poligon).<text:line-break/></text:p>
        </text:list-item>
        <text:list-item>
          <text:p text:style-name="P6"><text:span text:style-name="T6">Űrlap funkciók: </text:span></text:p>
          <text:list>
            <text:list-item>
              <text:p text:style-name="P11"><office:annotation office:name="__Annotation__234_1417231552"><dc:creator>Bán Miklós</dc:creator><dc:date>2018-02-18T22:13:01</dc:date><text:p><text:span text:style-name="T11">Május közepéig meg kell lennie. Szerver oldali kódokat kell írni a bélyegképek feltöltéséhez és ezen spéci típus kezeléséhez ill pc-web formos megjelenítéséhez.</text:span></text:p></office:annotation>Radiobutton jellegű input mező űrlaponként egyénileg megadható bélyegképekkel<office:annotation-end office:name="__Annotation__234_1417231552"/>. Azaz kis <text:span text:style-name="T6">bélyegképek</text:span> jelennek meg 2-3-4 oszlopban a telefon/tablet képernyő méretének függvényében a néhány sor radio input/szöveg páros helyett. </text:p>
            </text:list-item>
            <text:list-item>
              <text:p text:style-name="P11"><office:annotation office:name="__Annotation__243_1417231552"><dc:creator>Bán Miklós</dc:creator><dc:date>2018-02-18T22:13:52</dc:date><text:p><text:span text:style-name="T11">Szerver oldali rész kell. Május közepéig kell</text:span></text:p></office:annotation>Az <text:span text:style-name="T6">űrlapok ha frissülnek</text:span> a szerveren<office:annotation-end office:name="__Annotation__243_1417231552"/>, akkor jelezze a mobil app, vagy automatikusan frissüljenek. <text:span text:style-name="T7">Szerver oldalon ez a last_mod timestamp-ből jön.</text:span></text:p>
            </text:list-item>
            <text:list-item>
              <text:p text:style-name="P11"><text:span text:style-name="T6">Autocomplete mezők</text:span>: JSON tömb a szerverről. Vigyázat a webes formban akár több százezres listák is lehetnek! <text:span text:style-name="T9"><office:annotation office:name="__Annotation__251_1417231552"><dc:creator>Csaba Szugyiczki</dc:creator><dc:date>2018-02-20T06:09:58</dc:date><text:p><text:span text:style-name="T11">Szerintem itt elég, ha nem a form-al együtt jönnek le a lehetséges értékek, hanem külön API-tol lehet lekerdezni. Ha ez is kevés, akkor ezt később ki lehet úgy egészíteni, hogy lapozást is támogasson, de ennyire nem hiszem, hogy nagyok lesznek a listák.</text:span></text:p></office:annotation></text:span><text:span text:style-name="T9">Milyen korlátozások kellenek ide? Mit csináljunk a nagyon hosszú listák esetén?</text:span><office:annotation-end office:name="__Annotation__251_1417231552"/></text:p>
            </text:list-item>
            <text:list-item>
              <text:p text:style-name="P11"><text:span text:style-name="T6">Ismétlődő adatbevitelnél</text:span> (szerveren megadható módon) egyes mezők tartsák meg a tartalmukat, ne kelljen újra kitölteni őket. (<text:span text:style-name="T7">Szerver oldali jelölés: a mezőnév formátumának megadásával: </text:span><text:span text:style-name="T8">inherit</text:span>). Azaz ha beírom, hogy a “megfigyelő” “Pistike”, akkor a következő adatfelviteli esetben legyen beírva előre, hogy Pistike a megfigyelő, de ha átirom Péterkére, akkor a következő feltöltésnél már Péterke legyen.<text:line-break/>Dátum mező automatikus kitöltése az aktuális dátummal, megfigyelő mező a program használó nevével. <text:span text:style-name="T7">Ezek a mező típusok alapján jönnek, pl.: </text:span><text:span text:style-name="T8">auto_datum</text:span><text:span text:style-name="T7">, </text:span><text:span text:style-name="T8">auto_name</text:span><text:span text:style-name="T7"> (hasonlóan mint az inherit_ előtag).</text:span></text:p>
            </text:list-item>
            <text:list-item>
              <text:p text:style-name="P11"><text:span text:style-name="T6">Nyitó és Záró időpont</text:span> Api paraméterrel átadott mező kontroll típus timestamp mezőkön az save_start_time, save_stop_time. Az így megjeleölt mezőket <text:s/>automatikusan ki kell tölteni az alkalmazásnak a form nyitásának és zárásának az időpontjával. <text:span text:style-name="T9">Ez azért nem triviális, mert az űrlap jelenleg a mobilon soronként generál egy bejegyzést. A kezdés időpontja egyszerű, mert lehet az form betöltésének az időpontja, amit minden rekordba beleír, de a zárás időpontjához visszamenőleg updatelni kell minden felvett rekordot, ami sok szempontból problémás és nem lehet garantálni, hogy mindig jó!!!</text:span><text:line-break/></text:p>
            </text:list-item>
          </text:list>
        </text:list-item>
        <text:list-item>
          <text:p text:style-name="P6"><text:span text:style-name="T6">Űrlap visszajelzések, hiba kezelések</text:span>: <text:span text:style-name="T7">Habár az űrlap hozza magával a szerverről a megkötéseket amiket ellenőrizni tud az alkalmazás</text:span> adatbevitelkor, mégis lehetnek feltöltési hibák, ami miatt egyes rekordok nem tudnak feltöltődni. A törött feltöltéseket kezelni kell valahogy. <text:span text:style-name="T7">A feltöltései naplóban látszik jelenleg is, hogy mi milyen állapotban van</text:span>, de ha a szerver egy rekordra hibát adott, azt <office:annotation office:name="__Annotation__277_1417231552"><dc:creator>Bán Miklós</dc:creator><dc:date>2018-02-18T22:50:28</dc:date><text:p><text:span text:style-name="T11">Talán a legegyszerűbb visszatölteni a rekordot mintha új rekord lenne!</text:span></text:p></office:annotation>ki kell tudni javítani<office:annotation-end office:name="__Annotation__277_1417231552"/> a hibaüzenet alapján, hogy feltölthető legyen a rekord! <office:annotation office:name="__Annotation__283_1417231552"><dc:creator>Bán Miklós</dc:creator><dc:date>2018-02-18T22:50:29</dc:date><text:p><text:span text:style-name="T11">Ez ráér egyelőre, de az elvi lehetősége legyen meg az appban!</text:span></text:p></office:annotation>Más megközelítés lehet, ha beépítünk egy kötegelt feltöltési opciót, hogy sok rekordot egyben töltsön fel a szerverre valamilyen csomagolt állapotban, amit majd a szerveren mint egyfajta fájlfeltöltést kezelve tudunk ténylegesen betölteni az adatbázisba. Az első verzió a mobil appból így működött a szerver oldalon!<text:line-break/><office:annotation-end office:name="__Annotation__283_1417231552"/></text:p>
        </text:list-item>
        <text:list-item>
          <text:p text:style-name="P8"><text:span text:style-name="T6"><office:annotation office:name="__Annotation__287_1417231552"><dc:creator>Bán Miklós</dc:creator><dc:date>2018-02-18T22:15:11</dc:date><text:p><text:span text:style-name="T11">Május közepére</text:span></text:p></office:annotation></text:span><text:span text:style-name="T6">Nem bejelentkezett felhasználók.</text:span><office:annotation-end office:name="__Annotation__287_1417231552"/><text:span text:style-name="T6"> </text:span>Az egyes szerverek egyes projektjeiben publikusan elérhető űrlapok elérése és használata oauth authentikáció nélkül. Ilyen esetben be lehetne kérni a megfigyelő nevét, vagy google/facebook authentikációt kérni és a felhasználói adatokat feltöltési megjegyzésként küldeni vagy az “auto_name” mezőt kitölteni vele. Más projektbe oauth bejelentkezés után persze ne ezeket az adatokat használja az app!<text:line-break/></text:p>
        </text:list-item>
        <text:list-item>
          <text:p text:style-name="P8"><text:span text:style-name="T6"><office:annotation office:name="__Annotation__294_1417231552"><dc:creator>Bán Miklós</dc:creator><dc:date>2018-02-18T22:15:25</dc:date><text:p><text:span text:style-name="T11">Május közepére</text:span></text:p></office:annotation></text:span><text:span text:style-name="T6">Előre elkészített geometriák megjelenítése térképen</text:span><office:annotation-end office:name="__Annotation__294_1417231552"/><text:span text:style-name="T6">.</text:span> A cél, hogy a felhasználó odataláljon a térképet nézve a valamely helyekhez ahol majd az adatgyűjtést fogja végezni. Ilyen pl. amikor rendszeres mintavételi pontokat használunk. Ezek a pontok poligonok vagy vonalak jelenjenek meg a térképen és jelenjen meg a saját pozíciónk, hogy lássuk, hogy ott vagyunk-e. Amikor megérkeztünk akkor geometria nevéhez tudjuk rögzíteni az adatokat. A gemetriákat a megjelenítés egyszerűsítése miatt automatikusan tudom egyszerűsíteni a webes felületen, a rögzítés valójában a nevekkel rendelődik össze! - Itt érdekes lehet alaptérkép nélküli térkép lap, ahol csak a feltöltött geometria és a poziciónk ill egy lépték sáv látszik. Geojson letöltése a szerverről. <text:line-break/>- Szerver oldali névlista geosjon listával jön, amit a geometria választásnál lehet elérni. Ez a funkció: Geometria telefonból, Geometria térképről, Geometria listából.<text:line-break/>A név listából kiválasztott geometriát a háttérben behelyettesíti a program a GEOJSON értékkel küldéskor.</text:p>
          <text:list>
            <text:list-item>
              <text:p text:style-name="P14"><text:span text:style-name="T6">Felvett pontok megjelenítése :</text:span> A program az aktuálisan telefonban lévő pontokat<text:span text:style-name="T6"> </text:span>(vagy egyéb geometriákat) tudja megjeleníteni a térképen és tudjak hozzájuk visszatalálni (saját pozíció jelölése a térképen). Például amikor több mintavételi pont között mozgok, amik nem előre feltöltöttek, de mondjuk egy nap 2-3x visszamegyek ugyanarra a pontra. <text:line-break/></text:p>
            </text:list-item>
          </text:list>
        </text:list-item>
        <text:list-item>
          <text:p text:style-name="P6"><text:span text:style-name="T6">Felület megjelenítési dolgok.</text:span> Egyéni css-ek: Űrlap listákra, űrlap kinézetekre.<text:span text:style-name="T6"><text:line-break/></text:span></text:p>
        </text:list-item>
        <text:list-item>
          <text:p text:style-name="P6"><text:span text:style-name="T6">Adatfelvitel trackloghoz (linestring).</text:span> Megyünk terepen, egy ponton bekapcsolom a tracklog funkciót és amikor megállítom, akkor tudjak felvenni hozzá adatokat. A tracklogot jó lenne látni a térképen. <text:line-break/></text:p>
        </text:list-item>
        <text:list-item>
          <text:p text:style-name="P6"><text:span text:style-name="T6">Több projektet is lehessen kezelni egyszerre</text:span>. Egy szerveren is lehet több projektünk és különböző szerverek is lehetnek amikre dolgozni akarunk. A lokálisan tárolt adatbázisba menteni kell a szerver címét és projekt nevét/útvonalát, hogy a háttérben futó feltöltésekkel ne legyen gond.<text:line-break/></text:p>
        </text:list-item>
        <text:list-item>
          <text:p text:style-name="P8"><text:span text:style-name="T6">Többnyelvűség</text:span>: Több nyelvű felhasználói felület (fordítások működhetnének az openbiomaps webes felülethez hasonlóan, ott szerkeszthető, beállítható módon és a telefonra lehessen letölteni nyelvi fájlokat.)<text:line-break/>- Alkalmazás nyelve: nyelvi fájlokkal amiket belefordítunk az alkalmazásba.<text:line-break/>- Formok: Dinamikusan jönnek a szerverről. A telefon URL kérésben kéri a saját nyelvét, ami ha nincs, akkor angol.<text:line-break/></text:p>
        </text:list-item>
        <text:list-item>
          <text:p text:style-name="P8"><text:span text:style-name="T6">Spéci térképi funkciók:</text:span></text:p>
          <text:list>
            <text:list-item>
              <text:p text:style-name="P14"><text:soft-page-break/>A geometriákhoz odatalálás lehet a gps-nél megszokott GoTo, ami akkor az elérendő geometria távolságát és az irányát is mutatja.</text:p>
            </text:list-item>
            <text:list-item>
              <text:p text:style-name="P14"><text:span text:style-name="T6">Tracklog bezárása</text:span> <text:span text:style-name="T6">poligonná</text:span>. Adatrögzítés mint a fenti esetekben.</text:p>
            </text:list-item>
            <text:list-item>
              <text:p text:style-name="P14"><text:span text:style-name="T6">Pontok színézése</text:span> attribútumok alapján. Érdekes lehet terepen, ha vki látja, h pl. békás adatpontokkal teli van a környék, de nincs madár adat, akkor azokat érdemes rögzíteni. vagy van egy közönséges faj, amit sok helyről jeleztek, de épp a tartózkodási helyről nem, akkor érdemes rögzíteni (szín alapján könnyen látszik több közönséges faj is).</text:p>
            </text:list-item>
            <text:list-item>
              <text:p text:style-name="P14"><text:span text:style-name="T6">Cache-elhető alaptérképek</text:span> (Google, OSM, Bing, stb.) Nagyon praktikus az offline használathoz! <text:line-break/></text:p>
            </text:list-item>
          </text:list>
        </text:list-item>
        <text:list-item>
          <text:p text:style-name="P8"><text:span text:style-name="T6">Összetett űrlap viselkedések</text:span>: Egy jó probléma erre:<text:line-break/>Fajlisták (teljes fajlista): a feltöltő elindít egy listát. Indításkor megjegyzi az aktuális óra:percet és automatikusan kitölti a Kezdés ideje mezőt az aktuális órával az egész listán a Befejezésig. Amikor befejezi a listát (erre is kell egy gomb), akkor automatikusan kiszámolja az eltelt időt és kitölti a Megfigyelés időtartama mezőt az egész listára. Továbbá ugyancsak befejezéskor feltesz egy kérdést, hogy a lista Teljes lista-e? Ha a válasz igen, a Teljes lista mezőt kitölti 1-essel, ha a válasz nem, akkor 0-val. Bizonyos módszereknél ezeknek a mezőknek alapértelmezett értékei lesznek, ilyen esetekben nem kéne töltse a mezőket. Tehát ez a funkció is valamennyire testreszabható kéne legyen az egyes formok esetében.<text:line-break/></text:p>
        </text:list-item>
        <text:list-item>
          <text:p text:style-name="P8">Projekt választó lapon URL megadása <text:span text:style-name="T6">QRCode</text:span> beolvasással. Nagyban leegyszerűsítené <text:s/>a projekt konfigurálását<text:line-break/></text:p>
        </text:list-item>
      </text:list>
      <text:p text:style-name="P20"><text:bookmark text:name="_o8r9vmuezxjl"/>Alkalmazások hasznos funkcióval</text:p>
      <text:p text:style-name="P17"/>
      <text:p text:style-name="P16"><text:span text:style-name="T6">Observado / obsmap</text:span></text:p>
      <text:p text:style-name="P16">Népszerű adatgyűjtő alkalmazás szerver oldali szolgáltatással is. Nagyon érdemes meríteni a megjelenítési megoldásaiból! Szép, átlátható, könnyen használható! (Pl: <text:span text:style-name="T10">Save gomb</text:span> mindig alul van, akkor is megnyomható, ha a szoftveres billentyűzet épp megjelenik, így azt nem kell bezárni mentés előtt. Szám beviteli mező mellett “+” és “-” gombok segítik az érték bevitelét.) <text:line-break/><text:tab/>Már most is van velük kapcsolatunk, de ezen még szeretnék mélyíteni. Pl. hogy az ő appjukkal gyűjtött adatokat API szinten lehessen elérni és beolvasni OBM adatbázisokba. Jelenleg az observadóval gyűjtött adaokat exportálják és a Boné Gábor OBM modulját használva könnyen importálják OBM szerveren.</text:p>
      <text:p text:style-name="P16"><text:a xlink:type="simple" xlink:href="https://play.google.com/store/apps/details?id=org.obsmapp&amp;hl=en" text:style-name="Internet_20_link" text:visited-style-name="Visited_20_Internet_20_Link"><text:span text:style-name="T2">https://play.google.com/store/apps/details?id=org.obsmapp&amp;hl=en</text:span></text:a></text:p>
      <text:p text:style-name="P16"/>
      <text:p text:style-name="P16"><text:span text:style-name="T6">QField</text:span></text:p>
      <text:p text:style-name="P16">QGIS mobil alklamazása. Kiváló, gyorsan fejlődő mobil GIS megjelenítő alkalmazás. Nagyon praktikus volna ha lehetne integrálni az OBM Appba, vagy belső api kapcsolatot kialakítani vele és a térképi megjelenítési dolgokat mind vele végeztetni!</text:p>
      <text:p text:style-name="P16"><text:a xlink:type="simple" xlink:href="http://www.opengis.ch/android-gis/qfield/" text:style-name="Internet_20_link" text:visited-style-name="Visited_20_Internet_20_Link"><text:span text:style-name="T2">http://www.opengis.ch/android-gis/qfield/ </text:span></text:a></text:p>
      <text:p text:style-name="P17"/>
      <text:p text:style-name="P16"><text:span text:style-name="T6">EpiCollect</text:span></text:p>
      <text:p text:style-name="P16">Dinamikusan konfigurálható pont adatgyűjtő app és szerver oldali szolgáltatás. Elvileg lehet vele külső szerverekre is adatot exportálni. Erős webes oldali támogatása van.</text:p>
      <text:p text:style-name="P16">Nemzeti parkos körökben népszerű, sok projektben használják. </text:p>
      <text:p text:style-name="P16"><text:a xlink:type="simple" xlink:href="http://www.epicollect.net/" text:style-name="Internet_20_link" text:visited-style-name="Visited_20_Internet_20_Link"><text:span text:style-name="T2">http://www.epicollect.net/</text:span></text:a></text:p>
      <text:p text:style-name="P17"/>
      <text:p text:style-name="P15"><text:soft-page-break/><text:span text:style-name="T6">eBird</text:span></text:p>
      <text:p text:style-name="P15">A világ bármely pontján jól használható terepen.</text:p>
      <text:p text:style-name="P15">Pontokhoz rendel listákat (checklist), könnyen lekérdez geo ponthoz közeli listákat, megfigyeléseket (legutóbbi 30 nap v egész éves).</text:p>
      <text:p text:style-name="P15">Bevitelnél elegendő a “darabszám” “szóköz” “fajnév egy részlete” formátum.</text:p>
      <text:p text:style-name="P15">Checklistek megoszthatók más felhasználókkal, emailben gombnyomásra küldhetők.</text:p>
      <text:p text:style-name="P15"><text:span text:style-name="T10">Már létező madarász adatgyűjő adatbázisokat fokozatosan magába olvaszt, emiatt érdekes lehet, hogyan oldják meg az egyesítést.</text:span></text:p>
      <text:p text:style-name="P15"><text:a xlink:type="simple" xlink:href="http://ebird.org/" text:style-name="Internet_20_link" text:visited-style-name="Visited_20_Internet_20_Link"><text:span text:style-name="T2">http://ebird.org/</text:span></text:a></text:p>
      <text:p text:style-name="P17"/>
      <text:p text:style-name="P17"/>
      <text:p text:style-name="P16"><text:span text:style-name="T6">Geopaparazzi</text:span></text:p>
      <text:p text:style-name="P16">Tud tracklogot rögzíteni és a track-hez felvenni adatokat.</text:p>
      <text:p text:style-name="P16">Számomra nehézkes a logikája, terepen még sosem tudtam vele értelmesen dolgozni (Miki)</text:p>
      <text:p text:style-name="P16"><text:a xlink:type="simple" xlink:href="http://geopaparazzi.github.io/geopaparazzi/" text:style-name="Internet_20_link" text:visited-style-name="Visited_20_Internet_20_Link"><text:span text:style-name="T2">http://geopaparazzi.github.io/geopaparazzi/</text:span></text:a><text:line-break/><text:a xlink:type="simple" xlink:href="https://play.google.com/store/apps/details?id=eu.hydrologis.geopaparazzi&amp;hl=en" text:style-name="Internet_20_link" text:visited-style-name="Visited_20_Internet_20_Link"><text:span text:style-name="T2">https://play.google.com/store/apps/details?id=eu.hydrologis.geopaparazzi&amp;hl=en</text:span></text:a></text:p>
      <text:p text:style-name="P18"/>
      <text:p text:style-name="P19"><text:span text:style-name="T6">Memento Database</text:span></text:p>
      <text:p text:style-name="P16">Nagyon rugalmasan szerkeszthető formok, számos mezőtípussal; pontok térbeli, táblázatos vagy listaszerű megjelenítése; saját pozíció jelölése a térképen; az adatok rugalmas le- és feltöltése az adatbázisba csv formátumban; pontrögzítés saját pozíció, vagy térképen jelölt pozíció alapján;</text:p>
      <text:p text:style-name="P16"/>
      <text:p text:style-name="P16">Az alkalmazásban elérhető mezőtípusok:</text:p>
      <text:list xml:id="list1534628778757127243" text:style-name="WWNum3">
        <text:list-item>
          <text:p text:style-name="P9">Szöveg</text:p>
        </text:list-item>
        <text:list-item>
          <text:p text:style-name="P9">Egész szám</text:p>
        </text:list-item>
        <text:list-item>
          <text:p text:style-name="P9">Valós szám</text:p>
        </text:list-item>
        <text:list-item>
          <text:p text:style-name="P9"><text:soft-page-break/>Checkbox</text:p>
        </text:list-item>
        <text:list-item>
          <text:p text:style-name="P9">Számítás</text:p>
        </text:list-item>
        <text:list-item>
          <text:p text:style-name="P9">Javascript</text:p>
        </text:list-item>
        <text:list-item>
          <text:p text:style-name="P9">Dátum</text:p>
        </text:list-item>
        <text:list-item>
          <text:p text:style-name="P9">Idő</text:p>
        </text:list-item>
        <text:list-item>
          <text:p text:style-name="P9">Dátum - idő</text:p>
        </text:list-item>
        <text:list-item>
          <text:p text:style-name="P9">Névjegy</text:p>
        </text:list-item>
        <text:list-item>
          <text:p text:style-name="P9">Kép</text:p>
        </text:list-item>
        <text:list-item>
          <text:p text:style-name="P9">Egyszerű választó lista</text:p>
        </text:list-item>
        <text:list-item>
          <text:p text:style-name="P9">Több elemes választó lista</text:p>
        </text:list-item>
        <text:list-item>
          <text:p text:style-name="P9">Rádiógomb</text:p>
        </text:list-item>
        <text:list-item>
          <text:p text:style-name="P9">Hangfálj</text:p>
        </text:list-item>
        <text:list-item>
          <text:p text:style-name="P9">Pénznem</text:p>
        </text:list-item>
        <text:list-item>
          <text:p text:style-name="P9">Osztályozás</text:p>
        </text:list-item>
        <text:list-item>
          <text:p text:style-name="P9">Hyperlink</text:p>
        </text:list-item>
        <text:list-item>
          <text:p text:style-name="P9">Hely (GPS vagy térképen jelölt pozíció alapján)</text:p>
        </text:list-item>
        <text:list-item>
          <text:p text:style-name="P9">Vonalkód</text:p>
        </text:list-item>
        <text:list-item>
          <text:p text:style-name="P9">Kapcsolt táblában lévő elemre hivatkozás</text:p>
        </text:list-item>
        <text:list-item>
          <text:p text:style-name="P9">Hivatkozás fájlra</text:p>
        </text:list-item>
        <text:list-item>
          <text:p text:style-name="P9">Jelszó</text:p>
        </text:list-item>
        <text:list-item>
          <text:p text:style-name="P9">Telefonszám</text:p>
        </text:list-item>
        <text:list-item>
          <text:p text:style-name="P9"><text:soft-page-break/>E-mail cím</text:p>
        </text:list-item>
        <text:list-item>
          <text:p text:style-name="P9">Egész szám értékek</text:p>
        </text:list-item>
        <text:list-item>
          <text:p text:style-name="P9">Aláirás</text:p>
        </text:list-item>
        <text:list-item>
          <text:p text:style-name="P9">Rich text</text:p>
        </text:list-item>
      </text:list>
      <text:p text:style-name="P16"><text:a xlink:type="simple" xlink:href="http://mementodatabase.com/" text:style-name="Internet_20_link" text:visited-style-name="Visited_20_Internet_20_Link"><text:span text:style-name="T2">http://mementodatabase.com/</text:span></text:a></text:p>
      <text:p text:style-name="P16"><text:a xlink:type="simple" xlink:href="https://play.google.com/store/apps/details?id=com.luckydroid.droidbase" text:style-name="Internet_20_link" text:visited-style-name="Visited_20_Internet_20_Link"><text:span text:style-name="T2">https://play.google.com/store/apps/details?id=com.luckydroid.droidbase</text:span></text:a></text:p>
      <text:p text:style-name="P16"><text:line-break/>Citizen science appok egy <text:span text:style-name="T6">Zooniverse</text:span> kerdőívből:</text:p>
      <text:p text:style-name="P16">iNaturalist</text:p>
      <text:p text:style-name="P16">mPING</text:p>
      <text:p text:style-name="P16">What's Invasive</text:p>
      <text:p text:style-name="P16">Loss of the Night</text:p>
      <text:p text:style-name="P16">Marine Debris Tracker</text:p>
      <text:p text:style-name="P16">Project No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92" meta:word-count="2133" meta:character-count="16789" meta:non-whitespace-character-count="14903"/>
    <meta:generator>LibreOfficeDev/5.1.0.3$Linux_X86_64 LibreOffice_project/</meta:generator>
  </office:meta>
</office:document-meta>
</file>